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weight="bold"/>
    </style:style>
    <style:style style:name="T2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7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ree Threadlets</text:p>
      <text:p text:style-name="P6">time limit per test</text:p>
      <text:p text:style-name="P7">2 seconds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10">Once upon a time, bartender Decim found three threadlets and a pair of scissors.</text:p>
      <text:p text:style-name="P10">In one operation, Decim chooses any threadlet and cuts it into two threadlets, whose lengths are <text:span text:style-name="T1">positive integers</text:span> and their sum is <text:span text:style-name="T1">equal</text:span> to the length of the threadlet being cut.</text:p>
      <text:p text:style-name="P9">For example, he can cut a threadlet of length <text:bookmark text:name="MathJax-Element-1-Frame"/><text:bookmark text:name="MathJax-Span-1"/><text:bookmark text:name="MathJax-Span-2"/><text:bookmark text:name="MathJax-Span-3"/><text:span text:style-name="T2">5</text:span><text:span text:style-name="T4">5</text:span> into threadlets of lengths <text:bookmark text:name="MathJax-Element-2-Frame"/><text:bookmark text:name="MathJax-Span-4"/><text:bookmark text:name="MathJax-Span-5"/><text:bookmark text:name="MathJax-Span-6"/><text:span text:style-name="T2">2</text:span><text:span text:style-name="T4">2</text:span> and <text:bookmark text:name="MathJax-Element-3-Frame"/><text:bookmark text:name="MathJax-Span-7"/><text:bookmark text:name="MathJax-Span-8"/><text:bookmark text:name="MathJax-Span-9"/><text:span text:style-name="T2">3</text:span><text:span text:style-name="T4">3</text:span>, but he cannot cut it into threadlets of lengths <text:bookmark text:name="MathJax-Element-4-Frame"/><text:bookmark text:name="MathJax-Span-10"/><text:bookmark text:name="MathJax-Span-11"/><text:bookmark text:name="MathJax-Span-12"/><text:span text:style-name="T2">2.5</text:span><text:span text:style-name="T4">2.5</text:span> and <text:bookmark text:name="MathJax-Element-5-Frame"/><text:bookmark text:name="MathJax-Span-13"/><text:bookmark text:name="MathJax-Span-14"/><text:bookmark text:name="MathJax-Span-15"/><text:span text:style-name="T2">2.5</text:span><text:span text:style-name="T4">2.5</text:span>, or lengths <text:bookmark text:name="MathJax-Element-6-Frame"/><text:bookmark text:name="MathJax-Span-16"/><text:bookmark text:name="MathJax-Span-17"/><text:bookmark text:name="MathJax-Span-18"/><text:span text:style-name="T2">0</text:span><text:span text:style-name="T4">0</text:span> and <text:bookmark text:name="MathJax-Element-7-Frame"/><text:bookmark text:name="MathJax-Span-19"/><text:bookmark text:name="MathJax-Span-20"/><text:bookmark text:name="MathJax-Span-21"/><text:span text:style-name="T2">5</text:span><text:span text:style-name="T4">5</text:span>, or lengths <text:bookmark text:name="MathJax-Element-8-Frame"/><text:bookmark text:name="MathJax-Span-22"/><text:bookmark text:name="MathJax-Span-23"/><text:bookmark text:name="MathJax-Span-24"/><text:span text:style-name="T2">3</text:span><text:span text:style-name="T4">3</text:span> and <text:bookmark text:name="MathJax-Element-9-Frame"/><text:bookmark text:name="MathJax-Span-25"/><text:bookmark text:name="MathJax-Span-26"/><text:bookmark text:name="MathJax-Span-27"/><text:span text:style-name="T2">4</text:span><text:span text:style-name="T4">4</text:span>.</text:p>
      <text:p text:style-name="P10">Decim can perform <text:span text:style-name="T1">at most</text:span> three operations. He is allowed to cut the threadlets obtained from previous cuts. Will he be able to make all the threadlets of equal length?</text:p>
      <text:p text:style-name="P12">Input</text:p>
      <text:p text:style-name="P9">The first line contains an integer <text:bookmark text:name="MathJax-Element-10-Frame"/><text:bookmark text:name="MathJax-Span-28"/><text:bookmark text:name="MathJax-Span-29"/><text:bookmark text:name="MathJax-Span-30"/><text:span text:style-name="T5">t</text:span><text:span text:style-name="T4">�</text:span> (<text:bookmark text:name="MathJax-Element-11-Frame"/><text:bookmark text:name="MathJax-Span-31"/><text:bookmark text:name="MathJax-Span-32"/><text:bookmark text:name="MathJax-Span-33"/><text:span text:style-name="T2">1</text:span><text:bookmark text:name="MathJax-Span-34"/><text:span text:style-name="T6">≤</text:span><text:bookmark text:name="MathJax-Span-35"/><text:span text:style-name="T5">t</text:span><text:bookmark text:name="MathJax-Span-36"/><text:span text:style-name="T6">≤</text:span><text:bookmark text:name="MathJax-Span-37"/><text:bookmark text:name="MathJax-Span-38"/><text:span text:style-name="T2">10</text:span><text:bookmark text:name="MathJax-Span-39"/><text:span text:style-name="T3">4</text:span><text:span text:style-name="T4">1≤�≤104</text:span>) — the number of test cases. Then follows the description of each test case.</text:p>
      <text:p text:style-name="P9">In a single line of each test case, there are three integers <text:bookmark text:name="MathJax-Element-12-Frame"/><text:bookmark text:name="MathJax-Span-40"/><text:bookmark text:name="MathJax-Span-41"/><text:bookmark text:name="MathJax-Span-42"/><text:span text:style-name="T5">a</text:span><text:span text:style-name="T4">�</text:span>, <text:bookmark text:name="MathJax-Element-13-Frame"/><text:bookmark text:name="MathJax-Span-43"/><text:bookmark text:name="MathJax-Span-44"/><text:bookmark text:name="MathJax-Span-45"/><text:span text:style-name="T5">b</text:span><text:span text:style-name="T4">�</text:span>, <text:bookmark text:name="MathJax-Element-14-Frame"/><text:bookmark text:name="MathJax-Span-46"/><text:bookmark text:name="MathJax-Span-47"/><text:bookmark text:name="MathJax-Span-48"/><text:span text:style-name="T5">c</text:span><text:span text:style-name="T4">�</text:span> (<text:bookmark text:name="MathJax-Element-15-Frame"/><text:bookmark text:name="MathJax-Span-49"/><text:bookmark text:name="MathJax-Span-50"/><text:bookmark text:name="MathJax-Span-51"/><text:span text:style-name="T2">1</text:span><text:bookmark text:name="MathJax-Span-52"/><text:span text:style-name="T6">≤</text:span><text:bookmark text:name="MathJax-Span-53"/><text:span text:style-name="T5">a</text:span><text:bookmark text:name="MathJax-Span-54"/><text:span text:style-name="T2">,</text:span><text:bookmark text:name="MathJax-Span-55"/><text:span text:style-name="T5">b</text:span><text:bookmark text:name="MathJax-Span-56"/><text:span text:style-name="T2">,</text:span><text:bookmark text:name="MathJax-Span-57"/><text:span text:style-name="T5">c</text:span><text:bookmark text:name="MathJax-Span-58"/><text:span text:style-name="T6">≤</text:span><text:bookmark text:name="MathJax-Span-59"/><text:bookmark text:name="MathJax-Span-60"/><text:span text:style-name="T2">10</text:span><text:bookmark text:name="MathJax-Span-61"/><text:span text:style-name="T3">9</text:span><text:span text:style-name="T4">1≤�,�,�≤109</text:span>) — the lengths of the threadlets.</text:p>
      <text:p text:style-name="P12">Output</text:p>
      <text:p text:style-name="P10">For each test case, output "<text:span text:style-name="T7">YES</text:span>" if it is possible to make all the threadlets of equal length by performing at most three operations, otherwise output "<text:span text:style-name="T7">NO</text:span>".</text:p>
      <text:p text:style-name="P10">You can output "<text:span text:style-name="T7">YES</text:span>" and "<text:span text:style-name="T7">NO</text:span>" in any case (for example, the strings "<text:span text:style-name="T7">yEs</text:span>", "<text:span text:style-name="T7">yes</text:span>", "<text:span text:style-name="T7">Yes</text:span>", and "<text:span text:style-name="T7">YES</text:span>" will be recognized as a positive answer).</text:p>
      <text:p text:style-name="P11">Example</text:p>
      <text:p text:style-name="P13">input</text:p>
      <text:section text:style-name="Sect1" text:name="id008759609900780665">
        <text:p text:style-name="P14">Copy</text:p>
      </text:section>
      <text:p text:style-name="P1"><text:bookmark text:name="id002049140731016561"/>15</text:p>
      <text:p text:style-name="P4">1 3 2</text:p>
      <text:p text:style-name="P1">5 5 5</text:p>
      <text:p text:style-name="P4">6 36 12</text:p>
      <text:p text:style-name="P1">7 8 7</text:p>
      <text:p text:style-name="P4">6 3 3</text:p>
      <text:p text:style-name="P1">4 4 12</text:p>
      <text:p text:style-name="P4">12 6 8</text:p>
      <text:p text:style-name="P1">1000000000 1000000000 1000000000</text:p>
      <text:p text:style-name="P4">3 7 1</text:p>
      <text:p text:style-name="P1">9 9 1</text:p>
      <text:p text:style-name="P4">9 3 6</text:p>
      <text:p text:style-name="P1">2 8 2</text:p>
      <text:p text:style-name="P4">5 3 10</text:p>
      <text:p text:style-name="P1">8 4 8</text:p>
      <text:p text:style-name="P4">2 8 4</text:p>
      <text:p text:style-name="P13">output</text:p>
      <text:section text:style-name="Sect1" text:name="id008778844747215988">
        <text:p text:style-name="P14">Copy</text:p>
      </text:section>
      <text:p text:style-name="P2"><text:bookmark text:name="id007297349490768839"/>YES</text:p>
      <text:p text:style-name="P3">YES</text:p>
      <text:p text:style-name="P3">NO</text:p>
      <text:p text:style-name="P3">NO</text:p>
      <text:p text:style-name="P3">YES</text:p>
      <text:p text:style-name="P3">YES</text:p>
      <text:p text:style-name="P3">NO</text:p>
      <text:p text:style-name="P3">YES</text:p>
      <text:p text:style-name="P3">NO</text:p>
      <text:p text:style-name="P3">NO</text:p>
      <text:p text:style-name="P3">YES</text:p>
      <text:p text:style-name="P3">YES</text:p>
      <text:p text:style-name="P3">NO</text:p>
      <text:p text:style-name="P3">YES</text:p>
      <text:p text:style-name="P3">NO</text:p>
      <text:p text:style-name="P12">Note</text:p>
      <text:p text:style-name="P10">Let's consider some testcases of the first test.</text:p>
      <text:p text:style-name="P10"><text:soft-page-break/>In the first testcase, you can apply following operations:</text:p>
      <text:p text:style-name="P9"><text:bookmark text:name="MathJax-Element-16-Frame"/><text:bookmark text:name="MathJax-Span-62"/><text:bookmark text:name="MathJax-Span-63"/><text:bookmark text:name="MathJax-Span-64"/><text:span text:style-name="T2">1</text:span><text:bookmark text:name="MathJax-Span-65"/><text:span text:style-name="T2">,</text:span><text:bookmark text:name="MathJax-Span-66"/><text:span text:style-name="T2">3</text:span><text:bookmark text:name="MathJax-Span-67"/><text:span text:style-name="T2">,</text:span><text:bookmark text:name="MathJax-Span-68"/><text:span text:style-name="T2">2</text:span><text:bookmark text:name="MathJax-Span-69"/><text:span text:style-name="T6">→</text:span><text:bookmark text:name="MathJax-Span-70"/><text:span text:style-name="T2">1</text:span><text:bookmark text:name="MathJax-Span-71"/><text:span text:style-name="T2">,</text:span><text:bookmark text:name="MathJax-Span-72"/><text:span text:style-name="T2">2</text:span><text:bookmark text:name="MathJax-Span-73"/><text:span text:style-name="T2">,</text:span><text:bookmark text:name="MathJax-Span-74"/><text:span text:style-name="T2">1</text:span><text:bookmark text:name="MathJax-Span-75"/><text:span text:style-name="T2">,</text:span><text:bookmark text:name="MathJax-Span-76"/><text:span text:style-name="T2">2</text:span><text:bookmark text:name="MathJax-Span-77"/><text:span text:style-name="T6">→</text:span><text:bookmark text:name="MathJax-Span-78"/><text:span text:style-name="T2">1</text:span><text:bookmark text:name="MathJax-Span-79"/><text:span text:style-name="T2">,</text:span><text:bookmark text:name="MathJax-Span-80"/><text:span text:style-name="T2">1</text:span><text:bookmark text:name="MathJax-Span-81"/><text:span text:style-name="T2">,</text:span><text:bookmark text:name="MathJax-Span-82"/><text:span text:style-name="T2">1</text:span><text:bookmark text:name="MathJax-Span-83"/><text:span text:style-name="T2">,</text:span><text:bookmark text:name="MathJax-Span-84"/><text:span text:style-name="T2">1</text:span><text:bookmark text:name="MathJax-Span-85"/><text:span text:style-name="T2">,</text:span><text:bookmark text:name="MathJax-Span-86"/><text:span text:style-name="T2">2</text:span><text:bookmark text:name="MathJax-Span-87"/><text:span text:style-name="T6">→</text:span><text:bookmark text:name="MathJax-Span-88"/><text:span text:style-name="T2">1</text:span><text:bookmark text:name="MathJax-Span-89"/><text:span text:style-name="T2">,</text:span><text:bookmark text:name="MathJax-Span-90"/><text:span text:style-name="T2">1</text:span><text:bookmark text:name="MathJax-Span-91"/><text:span text:style-name="T2">,</text:span><text:bookmark text:name="MathJax-Span-92"/><text:span text:style-name="T2">1</text:span><text:bookmark text:name="MathJax-Span-93"/><text:span text:style-name="T2">,</text:span><text:bookmark text:name="MathJax-Span-94"/><text:span text:style-name="T2">1</text:span><text:bookmark text:name="MathJax-Span-95"/><text:span text:style-name="T2">,</text:span><text:bookmark text:name="MathJax-Span-96"/><text:span text:style-name="T2">1</text:span><text:bookmark text:name="MathJax-Span-97"/><text:span text:style-name="T2">,</text:span><text:bookmark text:name="MathJax-Span-98"/><text:span text:style-name="T2">1</text:span><text:span text:style-name="T4">1,3,2→1,2,1,2→1,1,1,1,2→1,1,1,1,1,1</text:span>.</text:p>
      <text:p text:style-name="P10">In the second testcase, you can do nothing, the threadlets are already of equal length.</text:p>
      <text:p text:style-name="P10">In the third testcase, it isn't possible to make threadlets of equal length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2T12:34:24.905000000</dc:date>
    <meta:editing-duration>PT7S</meta:editing-duration>
    <meta:editing-cycles>1</meta:editing-cycles>
    <meta:document-statistic meta:table-count="0" meta:image-count="0" meta:object-count="0" meta:page-count="2" meta:paragraph-count="61" meta:word-count="343" meta:character-count="1825" meta:non-whitespace-character-count="1541"/>
    <meta:generator>LibreOffice/7.2.2.2$Windows_X86_64 LibreOffice_project/02b2acce88a210515b4a5bb2e46cbfb63fe97d56</meta:generator>
  </office:meta>
</office:document-meta>
</file>